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4.99pt 4.99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4.99pt 4.9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34"/>
    <style:style style:name="ce33" style:family="table-cell" style:parent-style-name="Default" style:data-style-name="N129"/>
    <style:style style:name="ce34" style:family="table-cell" style:parent-style-name="Default" style:data-style-name="N127"/>
    <style:style style:name="ce35" style:family="table-cell" style:parent-style-name="Default" style:data-style-name="N132"/>
    <style:style style:name="ce3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7" style:family="table-cell" style:parent-style-name="Default" style:data-style-name="N126"/>
    <style:style style:name="ce38" style:family="table-cell" style:parent-style-name="Default">
      <style:text-properties fo:font-size="11pt" style:font-size-asian="11pt" style:font-size-complex="11pt"/>
    </style:style>
    <style:style style:name="ce39" style:family="table-cell" style:parent-style-name="Default">
      <style:text-properties style:font-weight-asian="normal"/>
    </style:style>
    <style:style style:name="ce40" style:family="table-cell" style:parent-style-name="Default" style:data-style-name="N129">
      <style:text-properties style:font-weight-asian="normal"/>
    </style:style>
    <style:style style:name="ce4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ext-properties fo:color="#000000" style:font-weight-asian="normal"/>
    </style:style>
    <style:style style:name="ce43" style:family="table-cell" style:parent-style-name="Default">
      <style:text-properties style:font-name="Liberation Sans" style:font-name-asian="WenQuanYi Zen Hei Sharp" style:font-name-complex="Lohit Devanagari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11">
      <style:table-cell-properties fo:background-color="#dddddd" style:cell-protect="none" style:print-content="true"/>
    </style:style>
    <style:style style:name="ce4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24"/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9">
      <style:text-properties fo:font-weight="bold" style:font-weight-asian="bold" style:font-weight-complex="bold"/>
    </style:style>
    <style:style style:name="ce51" style:family="table-cell" style:parent-style-name="Default" style:data-style-name="N125"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 style:data-style-name="N129">
      <style:table-cell-properties fo:background-color="transparent"/>
    </style:style>
    <style:style style:name="ce61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8" calcext:value-type="float">
            <text:p>2018</text:p>
          </table:table-cell>
          <table:table-cell table:style-name="ce31" table:formula="of:=[.G15]+1" office:value-type="float" office:value="2019" calcext:value-type="float">
            <text:p>2019</text:p>
          </table:table-cell>
          <table:table-cell table:style-name="ce31" table:formula="of:=[.H15]+1" office:value-type="float" office:value="2020" calcext:value-type="float">
            <text:p>2020</text:p>
          </table:table-cell>
          <table:table-cell table:style-name="ce31" table:formula="of:=[.I15]+1" office:value-type="float" office:value="2021" calcext:value-type="float">
            <text:p>2021</text:p>
          </table:table-cell>
          <table:table-cell table:style-name="ce31" table:formula="of:=[.J15]+1" office:value-type="float" office:value="2022" calcext:value-type="float">
            <text:p>2022</text:p>
          </table:table-cell>
          <table:table-cell table:style-name="ce31" table:formula="of:=[.K15]+1" office:value-type="float" office:value="2023" calcext:value-type="float">
            <text:p>2023</text:p>
          </table:table-cell>
          <table:table-cell table:style-name="ce31" table:formula="of:=[.L15]+1" office:value-type="float" office:value="2024" calcext:value-type="float">
            <text:p>2024</text:p>
          </table:table-cell>
          <table:table-cell table:style-name="ce31" table:formula="of:=[.M15]+1" office:value-type="float" office:value="2025" calcext:value-type="float">
            <text:p>2025</text:p>
          </table:table-cell>
          <table:table-cell table:style-name="ce31" table:formula="of:=[.N15]+1" office:value-type="float" office:value="2026" calcext:value-type="float">
            <text:p>2026</text:p>
          </table:table-cell>
          <table:table-cell table:style-name="ce31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6000" calcext:value-type="currency">
            <text:p>R 36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6000" calcext:value-type="float">
            <text:p>R 36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38520" calcext:value-type="float">
            <text:p>R 38,52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1216.4" calcext:value-type="float">
            <text:p>R 41,21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4101.548" calcext:value-type="float">
            <text:p>R 44,10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7188.65636" calcext:value-type="float">
            <text:p>R 47,189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15000" calcext:value-type="float">
            <text:p>R 15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24408.276912" calcext:value-type="float">
            <text:p>R 224,408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45961.4803105039" calcext:value-type="float">
            <text:p>R 45,961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07000" calcext:value-type="float">
            <text:p>R 107,0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183845.921242016" calcext:value-type="float">
            <text:p>R 183,846</text:p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12886.3963487394" calcext:value-type="float">
            <text:p>R 12,886</text:p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86];[.G$15]&gt;[.$C86]);0;IF(MOD([.G$15]-[.$B86]; [.$D86]) = 0; [.$E86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9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304400" calcext:value-type="currency">
            <text:p>R 1,304,4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540018399264029" calcext:value-type="percentage">
            <text:p>-54.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5" table:formula="of:=[.AY22]" office:value-type="currency" office:currency="ZAR" office:value="659093.893926783" calcext:value-type="currency">
            <text:p>R 659,094</text:p>
          </table:table-cell>
          <table:table-cell table:number-columns-repeated="2"/>
          <table:table-cell table:style-name="ce38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6" table:formula="of:=[.E17]-['Current Financials'.B18]" office:value-type="percentage" office:value="0.538703300911557" calcext:value-type="percentage">
            <text:p>53.9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7" table:formula="of:=(['Current Financials'.$B$15]+[.$E$15])/['Current Financials'.$B$14]-1" office:value-type="percentage" office:value="0.608703300911557" calcext:value-type="percentage">
            <text:p>60.9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863796.241274952" calcext:value-type="currency">
            <text:p>R 863,796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304400" calcext:value-type="currency">
            <text:p>R 1,304,400</text:p>
          </table:table-cell>
          <table:table-cell table:formula="of:=['Current Financials'.$B$17]/[.X22]" office:value-type="float" office:value="0.459981600735971" calcext:value-type="float">
            <text:p>0.4599816007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659093.893926783" calcext:value-type="currency">
            <text:p>R 659,094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21600" calcext:value-type="currency">
            <text:p>R 21,6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3" table:formula="of:=[.$Y$22]*[.L23]" office:value-type="currency" office:currency="ZAR" office:value="9935.60257589697" calcext:value-type="currency">
            <text:p>R 9,936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14064.397424103" calcext:value-type="currency">
            <text:p>R 14,064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0" table:formula="of:=SUM([.AL23:.AU23])" office:value-type="currency" office:currency="ZAR" office:value="14064.397424103" calcext:value-type="currency">
            <text:p>R 14,06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0" calcext:value-type="currency">
            <text:p>R 0</text:p>
          </table:table-cell>
          <table:table-cell table:style-name="ce33" table:formula="of:=[.B24]*0.8" office:value-type="currency" office:currency="ZAR" office:value="12000" calcext:value-type="currency">
            <text:p>R 12,000</text:p>
          </table:table-cell>
          <table:table-cell table:style-name="ce33" table:formula="of:=[.C24]*0.7" office:value-type="currency" office:currency="ZAR" office:value="0" calcext:value-type="currency">
            <text:p>R 0</text:p>
          </table:table-cell>
          <table:table-cell table:style-name="ce33" table:formula="of:=[.D24]*0.6" office:value-type="currency" office:currency="ZAR" office:value="0" calcext:value-type="currency">
            <text:p>R 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3" table:formula="of:=[.$Y$22]*[.L24]" office:value-type="currency" office:currency="ZAR" office:value="0" calcext:value-type="currency">
            <text:p>R 0</text:p>
          </table:table-cell>
          <table:table-cell table:style-name="ce33" table:formula="of:=[.$Y$22]*[.M24]" office:value-type="currency" office:currency="ZAR" office:value="5519.77920883165" calcext:value-type="currency">
            <text:p>R 5,520</text:p>
          </table:table-cell>
          <table:table-cell table:style-name="ce33" table:formula="of:=[.$Y$22]*[.N24]" office:value-type="currency" office:currency="ZAR" office:value="0" calcext:value-type="currency">
            <text:p>R 0</text:p>
          </table:table-cell>
          <table:table-cell table:style-name="ce33" table:formula="of:=[.$Y$22]*[.O24]" office:value-type="currency" office:currency="ZAR" office:value="0" calcext:value-type="currency">
            <text:p>R 0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0" calcext:value-type="currency">
            <text:p>R 0</text:p>
          </table:table-cell>
          <table:table-cell table:style-name="ce33" table:formula="of:=([.B24]-[.AB24])/2" office:value-type="currency" office:currency="ZAR" office:value="4740.11039558418" calcext:value-type="currency">
            <text:p>R 4,740</text:p>
          </table:table-cell>
          <table:table-cell table:style-name="ce33" table:formula="of:=([.C24]-[.AC24])/3" office:value-type="currency" office:currency="ZAR" office:value="0" calcext:value-type="currency">
            <text:p>R 0</text:p>
          </table:table-cell>
          <table:table-cell table:style-name="ce33" table:formula="of:=([.D24]-[.AD24])/4" office:value-type="currency" office:currency="ZAR" office:value="0" calcext:value-type="currency">
            <text:p>R 0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0" table:formula="of:=SUM([.AL24:.AU24])" office:value-type="currency" office:currency="ZAR" office:value="4740.11039558418" calcext:value-type="currency">
            <text:p>R 4,74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0" calcext:value-type="currency">
            <text:p>R 0</text:p>
          </table:table-cell>
          <table:table-cell table:style-name="ce33" table:formula="of:=[.F25]*0.4" office:value-type="currency" office:currency="ZAR" office:value="4000" calcext:value-type="currency">
            <text:p>R 4,00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0" calcext:value-type="currency">
            <text:p>R 0</text:p>
          </table:table-cell>
          <table:table-cell table:style-name="ce33" table:formula="of:=[.$Y$22]*[.Q25]" office:value-type="currency" office:currency="ZAR" office:value="1839.92640294388" calcext:value-type="currency">
            <text:p>R 1,84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0" calcext:value-type="currency">
            <text:p>R 0</text:p>
          </table:table-cell>
          <table:table-cell table:style-name="ce33" table:formula="of:=([.F25]-[.AF25])/6" office:value-type="currency" office:currency="ZAR" office:value="1360.01226617602" calcext:value-type="currency">
            <text:p>R 1,36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0" table:formula="of:=SUM([.AL25:.AU25])" office:value-type="currency" office:currency="ZAR" office:value="1360.01226617602" calcext:value-type="currency">
            <text:p>R 1,36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0" calcext:value-type="currency">
            <text:p>R 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16400" calcext:value-type="currency">
            <text:p>R 16,40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3" table:formula="of:=[.$Y$22]*[.L29]" office:value-type="currency" office:currency="ZAR" office:value="0" calcext:value-type="currency">
            <text:p>R 0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7543.69825206992" calcext:value-type="currency">
            <text:p>R 7,544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0" calcext:value-type="currency">
            <text:p>R 0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9307.03771849126" calcext:value-type="currency">
            <text:p>R 9,307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0" table:formula="of:=SUM([.AL29:.AU29])" office:value-type="currency" office:currency="ZAR" office:value="9307.03771849126" calcext:value-type="currency">
            <text:p>R 9,30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0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0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0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277200" calcext:value-type="currency">
            <text:p>R 277,20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0" calcext:value-type="currency">
            <text:p>R 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0" calcext:value-type="currency">
            <text:p>R 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3" table:formula="of:=[.$Y$22]*[.L35]" office:value-type="currency" office:currency="ZAR" office:value="127506.899724011" calcext:value-type="currency">
            <text:p>R 127,507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0" calcext:value-type="currency">
            <text:p>R 0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0" calcext:value-type="currency">
            <text:p>R 0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180493.100275989" calcext:value-type="currency">
            <text:p>R 180,493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0" calcext:value-type="currency">
            <text:p>R 0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0" calcext:value-type="currency">
            <text:p>R 0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0" table:formula="of:=SUM([.AL35:.AU35])" office:value-type="currency" office:currency="ZAR" office:value="180493.100275989" calcext:value-type="currency">
            <text:p>R 180,49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432000" calcext:value-type="currency">
            <text:p>R 432,0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0" calcext:value-type="currency">
            <text:p>R 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198712.051517939" calcext:value-type="currency">
            <text:p>R 198,712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0" calcext:value-type="currency">
            <text:p>R 0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130321.987120515" calcext:value-type="currency">
            <text:p>R 130,322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0" calcext:value-type="currency">
            <text:p>R 0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0" table:formula="of:=SUM([.AL36:.AU36])" office:value-type="currency" office:currency="ZAR" office:value="202321.987120515" calcext:value-type="currency">
            <text:p>R 202,32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140000" calcext:value-type="currency">
            <text:p>R 140,00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28000" calcext:value-type="currency">
            <text:p>R 28,00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64397.4241030359" calcext:value-type="currency">
            <text:p>R 64,397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12879.4848206072" calcext:value-type="currency">
            <text:p>R 12,879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43120.5151793928" calcext:value-type="currency">
            <text:p>R 43,121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29680.0572421548" calcext:value-type="currency">
            <text:p>R 29,680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0" table:formula="of:=SUM([.AL37:.AU37])" office:value-type="currency" office:currency="ZAR" office:value="72800.5724215476" calcext:value-type="currency">
            <text:p>R 72,80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H32]/((1+['Current Financials'.$B$18])^([.B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I32]/((1+['Current Financials'.$B$18])^([.C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J32]/((1+['Current Financials'.$B$18])^([.D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K32]/((1+['Current Financials'.$B$18])^([.E$21]-['Current Financials'.$B$12]))" office:value-type="currency" office:currency="ZAR" office:value="36000" calcext:value-type="currency">
            <text:p>R 36,00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32400" calcext:value-type="currency">
            <text:p>R 32,400</text:p>
          </table:table-cell>
          <table:table-cell table:style-name="ce33" table:formula="of:=[.B38]*0.8" office:value-type="currency" office:currency="ZAR" office:value="28800" calcext:value-type="currency">
            <text:p>R 28,800</text:p>
          </table:table-cell>
          <table:table-cell table:style-name="ce33" table:formula="of:=[.C38]*0.7" office:value-type="currency" office:currency="ZAR" office:value="25200" calcext:value-type="currency">
            <text:p>R 25,200</text:p>
          </table:table-cell>
          <table:table-cell table:style-name="ce33" table:formula="of:=[.D38]*0.6" office:value-type="currency" office:currency="ZAR" office:value="21600" calcext:value-type="currency">
            <text:p>R 21,600</text:p>
          </table:table-cell>
          <table:table-cell table:style-name="ce33" table:formula="of:=[.E38]*0.5" office:value-type="currency" office:currency="ZAR" office:value="18000" calcext:value-type="currency">
            <text:p>R 18,00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126000" calcext:value-type="currency">
            <text:p>R 126,000</text:p>
          </table:table-cell>
          <table:table-cell table:number-columns-repeated="3"/>
          <table:table-cell table:style-name="ce33" table:formula="of:=[.$Y$22]*[.L38]" office:value-type="currency" office:currency="ZAR" office:value="14903.4038638454" calcext:value-type="currency">
            <text:p>R 14,903</text:p>
          </table:table-cell>
          <table:table-cell table:style-name="ce33" table:formula="of:=[.$Y$22]*[.M38]" office:value-type="currency" office:currency="ZAR" office:value="13247.470101196" calcext:value-type="currency">
            <text:p>R 13,247</text:p>
          </table:table-cell>
          <table:table-cell table:style-name="ce33" table:formula="of:=[.$Y$22]*[.N38]" office:value-type="currency" office:currency="ZAR" office:value="11591.5363385465" calcext:value-type="currency">
            <text:p>R 11,592</text:p>
          </table:table-cell>
          <table:table-cell table:style-name="ce33" table:formula="of:=[.$Y$22]*[.O38]" office:value-type="currency" office:currency="ZAR" office:value="9935.60257589697" calcext:value-type="currency">
            <text:p>R 9,936</text:p>
          </table:table-cell>
          <table:table-cell table:style-name="ce33" table:formula="of:=[.$Y$22]*[.P38]" office:value-type="currency" office:currency="ZAR" office:value="8279.66881324747" calcext:value-type="currency">
            <text:p>R 8,28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21096.5961361546" calcext:value-type="currency">
            <text:p>R 21,097</text:p>
          </table:table-cell>
          <table:table-cell table:style-name="ce33" table:formula="of:=([.B38]-[.AB38])/2" office:value-type="currency" office:currency="ZAR" office:value="11376.264949402" calcext:value-type="currency">
            <text:p>R 11,376</text:p>
          </table:table-cell>
          <table:table-cell table:style-name="ce33" table:formula="of:=([.C38]-[.AC38])/3" office:value-type="currency" office:currency="ZAR" office:value="8136.15455381785" calcext:value-type="currency">
            <text:p>R 8,136</text:p>
          </table:table-cell>
          <table:table-cell table:style-name="ce33" table:formula="of:=([.D38]-[.AD38])/4" office:value-type="currency" office:currency="ZAR" office:value="6516.09935602576" calcext:value-type="currency">
            <text:p>R 6,516</text:p>
          </table:table-cell>
          <table:table-cell table:style-name="ce33" table:formula="of:=([.E38]-[.AE38])/5" office:value-type="currency" office:currency="ZAR" office:value="5544.06623735051" calcext:value-type="currency">
            <text:p>R 5,544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0" table:formula="of:=SUM([.AL38:.AU38])" office:value-type="currency" office:currency="ZAR" office:value="52669.1812327507" calcext:value-type="currency">
            <text:p>R 52,66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13500" calcext:value-type="currency">
            <text:p>R 13,50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13500" calcext:value-type="currency">
            <text:p>R 13,500</text:p>
          </table:table-cell>
          <table:table-cell table:number-columns-repeated="3"/>
          <table:table-cell table:style-name="ce33" table:formula="of:=[.$Y$22]*[.L39]" office:value-type="currency" office:currency="ZAR" office:value="6209.7516099356" calcext:value-type="currency">
            <text:p>R 6,21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8790.2483900644" calcext:value-type="currency">
            <text:p>R 8,79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0" table:formula="of:=SUM([.AL39:.AU39])" office:value-type="currency" office:currency="ZAR" office:value="8790.2483900644" calcext:value-type="currency">
            <text:p>R 8,79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0" calcext:value-type="currency">
            <text:p>R 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0" calcext:value-type="currency">
            <text:p>R 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0" calcext:value-type="currency">
            <text:p>R 0</text:p>
          </table:table-cell>
          <table:table-cell table:style-name="ce33" table:formula="of:=[.F41]*0.4" office:value-type="currency" office:currency="ZAR" office:value="64000" calcext:value-type="currency">
            <text:p>R 64,00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3" table:formula="of:=[.$Y$22]*[.L41]" office:value-type="currency" office:currency="ZAR" office:value="0" calcext:value-type="currency">
            <text:p>R 0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0" calcext:value-type="currency">
            <text:p>R 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0" calcext:value-type="currency">
            <text:p>R 0</text:p>
          </table:table-cell>
          <table:table-cell table:style-name="ce33" table:formula="of:=[.$Y$22]*[.Q41]" office:value-type="currency" office:currency="ZAR" office:value="29438.8224471021" calcext:value-type="currency">
            <text:p>R 29,439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0" calcext:value-type="currency">
            <text:p>R 0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0" calcext:value-type="currency">
            <text:p>R 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0" calcext:value-type="currency">
            <text:p>R 0</text:p>
          </table:table-cell>
          <table:table-cell table:style-name="ce33" table:formula="of:=([.F41]-[.AF41])/6" office:value-type="currency" office:currency="ZAR" office:value="21760.1962588163" calcext:value-type="currency">
            <text:p>R 21,760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0" table:formula="of:=SUM([.AL41:.AU41])" office:value-type="currency" office:currency="ZAR" office:value="21760.1962588163" calcext:value-type="currency">
            <text:p>R 21,76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25000" calcext:value-type="currency">
            <text:p>R 25,00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0" calcext:value-type="currency">
            <text:p>R 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0" calcext:value-type="currency">
            <text:p>R 0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0" calcext:value-type="currency">
            <text:p>R 0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2500" calcext:value-type="currency">
            <text:p>R 2,500</text:p>
          </table:table-cell>
          <table:table-cell/>
          <table:table-cell table:style-name="ce40" table:formula="of:=SUM([.AL42:.AU42])" office:value-type="currency" office:currency="ZAR" office:value="2500" calcext:value-type="currency">
            <text:p>R 2,5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0" calcext:value-type="currency">
            <text:p>R 0</text:p>
          </table:table-cell>
          <table:table-cell table:style-name="ce33" table:formula="of:=[.B47]*0.8" office:value-type="currency" office:currency="ZAR" office:value="36000" calcext:value-type="currency">
            <text:p>R 36,00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3" table:formula="of:=[.$Y$22]*[.L47]" office:value-type="currency" office:currency="ZAR" office:value="0" calcext:value-type="currency">
            <text:p>R 0</text:p>
          </table:table-cell>
          <table:table-cell table:style-name="ce33" table:formula="of:=[.$Y$22]*[.M47]" office:value-type="currency" office:currency="ZAR" office:value="16559.3376264949" calcext:value-type="currency">
            <text:p>R 16,559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0" calcext:value-type="currency">
            <text:p>R 0</text:p>
          </table:table-cell>
          <table:table-cell table:style-name="ce33" table:formula="of:=([.B47]-[.AB47])/2" office:value-type="currency" office:currency="ZAR" office:value="14220.3311867525" calcext:value-type="currency">
            <text:p>R 14,220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0" table:formula="of:=SUM([.AL47:.AU47])" office:value-type="currency" office:currency="ZAR" office:value="14220.3311867525" calcext:value-type="currency">
            <text:p>R 14,22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0" calcext:value-type="currency">
            <text:p>R 0</text:p>
          </table:table-cell>
          <table:table-cell table:style-name="ce33" table:formula="of:=[.G48]*0.3" office:value-type="currency" office:currency="ZAR" office:value="4500" calcext:value-type="currency">
            <text:p>R 4,50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0" calcext:value-type="currency">
            <text:p>R 0</text:p>
          </table:table-cell>
          <table:table-cell table:style-name="ce33" table:formula="of:=[.$Y$22]*[.R48]" office:value-type="currency" office:currency="ZAR" office:value="2069.91720331187" calcext:value-type="currency">
            <text:p>R 2,070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0" calcext:value-type="currency">
            <text:p>R 0</text:p>
          </table:table-cell>
          <table:table-cell table:style-name="ce33" table:formula="of:=([.G48]-[.AG48])/7" office:value-type="currency" office:currency="ZAR" office:value="1847.15468524116" calcext:value-type="currency">
            <text:p>R 1,847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0" table:formula="of:=SUM([.AL48:.AU48])" office:value-type="currency" office:currency="ZAR" office:value="1847.15468524116" calcext:value-type="currency">
            <text:p>R 1,847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6300" calcext:value-type="currency">
            <text:p>R 6,30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3" table:formula="of:=[.$Y$22]*[.L49]" office:value-type="currency" office:currency="ZAR" office:value="2897.88408463661" calcext:value-type="currency">
            <text:p>R 2,898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4102.11591536339" calcext:value-type="currency">
            <text:p>R 4,102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0" table:formula="of:=SUM([.AL49:.AU49])" office:value-type="currency" office:currency="ZAR" office:value="4102.11591536339" calcext:value-type="currency">
            <text:p>R 4,10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0" calcext:value-type="currency">
            <text:p>R 0</text:p>
          </table:table-cell>
          <table:table-cell table:style-name="ce33" table:formula="of:=[.C50]*0.7" office:value-type="currency" office:currency="ZAR" office:value="0" calcext:value-type="currency">
            <text:p>R 0</text:p>
          </table:table-cell>
          <table:table-cell table:style-name="ce33" table:formula="of:=[.D50]*0.6" office:value-type="currency" office:currency="ZAR" office:value="0" calcext:value-type="currency">
            <text:p>R 0</text:p>
          </table:table-cell>
          <table:table-cell table:style-name="ce33" table:formula="of:=[.E50]*0.5" office:value-type="currency" office:currency="ZAR" office:value="0" calcext:value-type="currency">
            <text:p>R 0</text:p>
          </table:table-cell>
          <table:table-cell table:style-name="ce33" table:formula="of:=[.F50]*0.4" office:value-type="currency" office:currency="ZAR" office:value="0" calcext:value-type="currency">
            <text:p>R 0</text:p>
          </table:table-cell>
          <table:table-cell table:style-name="ce33" table:formula="of:=[.G50]*0.3" office:value-type="currency" office:currency="ZAR" office:value="0" calcext:value-type="currency">
            <text:p>R 0</text:p>
          </table:table-cell>
          <table:table-cell table:style-name="ce33" table:formula="of:=[.H50]*0.2" office:value-type="currency" office:currency="ZAR" office:value="0" calcext:value-type="currency">
            <text:p>R 0</text:p>
          </table:table-cell>
          <table:table-cell table:style-name="ce33" table:formula="of:=[.I50]*0.1" office:value-type="currency" office:currency="ZAR" office:value="0" calcext:value-type="currency">
            <text:p>R 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0" calcext:value-type="currency">
            <text:p>R 0</text:p>
          </table:table-cell>
          <table:table-cell table:style-name="ce33" table:formula="of:=[.$Y$22]*[.N50]" office:value-type="currency" office:currency="ZAR" office:value="0" calcext:value-type="currency">
            <text:p>R 0</text:p>
          </table:table-cell>
          <table:table-cell table:style-name="ce33" table:formula="of:=[.$Y$22]*[.O50]" office:value-type="currency" office:currency="ZAR" office:value="0" calcext:value-type="currency">
            <text:p>R 0</text:p>
          </table:table-cell>
          <table:table-cell table:style-name="ce33" table:formula="of:=[.$Y$22]*[.P50]" office:value-type="currency" office:currency="ZAR" office:value="0" calcext:value-type="currency">
            <text:p>R 0</text:p>
          </table:table-cell>
          <table:table-cell table:style-name="ce33" table:formula="of:=[.$Y$22]*[.Q50]" office:value-type="currency" office:currency="ZAR" office:value="0" calcext:value-type="currency">
            <text:p>R 0</text:p>
          </table:table-cell>
          <table:table-cell table:style-name="ce33" table:formula="of:=[.$Y$22]*[.R50]" office:value-type="currency" office:currency="ZAR" office:value="0" calcext:value-type="currency">
            <text:p>R 0</text:p>
          </table:table-cell>
          <table:table-cell table:style-name="ce33" table:formula="of:=[.$Y$22]*[.S50]" office:value-type="currency" office:currency="ZAR" office:value="0" calcext:value-type="currency">
            <text:p>R 0</text:p>
          </table:table-cell>
          <table:table-cell table:style-name="ce33" table:formula="of:=[.$Y$22]*[.T50]" office:value-type="currency" office:currency="ZAR" office:value="0" calcext:value-type="currency">
            <text:p>R 0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0" calcext:value-type="currency">
            <text:p>R 0</text:p>
          </table:table-cell>
          <table:table-cell table:style-name="ce33" table:formula="of:=([.C50]-[.AC50])/3" office:value-type="currency" office:currency="ZAR" office:value="0" calcext:value-type="currency">
            <text:p>R 0</text:p>
          </table:table-cell>
          <table:table-cell table:style-name="ce33" table:formula="of:=([.D50]-[.AD50])/4" office:value-type="currency" office:currency="ZAR" office:value="0" calcext:value-type="currency">
            <text:p>R 0</text:p>
          </table:table-cell>
          <table:table-cell table:style-name="ce33" table:formula="of:=([.E50]-[.AE50])/5" office:value-type="currency" office:currency="ZAR" office:value="0" calcext:value-type="currency">
            <text:p>R 0</text:p>
          </table:table-cell>
          <table:table-cell table:style-name="ce33" table:formula="of:=([.F50]-[.AF50])/6" office:value-type="currency" office:currency="ZAR" office:value="0" calcext:value-type="currency">
            <text:p>R 0</text:p>
          </table:table-cell>
          <table:table-cell table:style-name="ce33" table:formula="of:=([.G50]-[.AG50])/7" office:value-type="currency" office:currency="ZAR" office:value="0" calcext:value-type="currency">
            <text:p>R 0</text:p>
          </table:table-cell>
          <table:table-cell table:style-name="ce33" table:formula="of:=([.H50]-[.AH50])/8" office:value-type="currency" office:currency="ZAR" office:value="0" calcext:value-type="currency">
            <text:p>R 0</text:p>
          </table:table-cell>
          <table:table-cell table:style-name="ce33" table:formula="of:=([.I50]-[.AI50])/9" office:value-type="currency" office:currency="ZAR" office:value="0" calcext:value-type="currency">
            <text:p>R 0</text:p>
          </table:table-cell>
          <table:table-cell table:style-name="ce33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80000" calcext:value-type="currency">
            <text:p>R 80,00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36798.5280588776" calcext:value-type="currency">
            <text:p>R 36,799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31600.7359705612" calcext:value-type="currency">
            <text:p>R 31,601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0" table:formula="of:=SUM([.AL53:.AU53])" office:value-type="currency" office:currency="ZAR" office:value="31600.7359705612" calcext:value-type="currency">
            <text:p>R 31,60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0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0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0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100000" calcext:value-type="currency">
            <text:p>R 100,000</text:p>
          </table:table-cell>
          <table:table-cell/>
          <table:table-cell table:style-name="ce33" table:formula="of:=[.A89]*0.9" office:value-type="currency" office:currency="ZAR" office:value="0" calcext:value-type="currency">
            <text:p>R 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9]" office:value-type="currency" office:currency="ZAR" office:value="0" calcext:value-type="currency">
            <text:p>R 0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0" calcext:value-type="currency">
            <text:p>R 0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10000" calcext:value-type="currency">
            <text:p>R 10,000</text:p>
          </table:table-cell>
          <table:table-cell/>
          <table:table-cell table:style-name="ce40" table:formula="of:=SUM([.AL89:.AU89])" office:value-type="currency" office:currency="ZAR" office:value="10000" calcext:value-type="currency">
            <text:p>R 10,00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18900" calcext:value-type="currency">
            <text:p>R 18,90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3" table:formula="of:=[.$Y$22]*[.L90]" office:value-type="currency" office:currency="ZAR" office:value="8693.65225390984" calcext:value-type="currency">
            <text:p>R 8,694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12306.3477460902" calcext:value-type="currency">
            <text:p>R 12,306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0" table:formula="of:=SUM([.AL90:.AU90])" office:value-type="currency" office:currency="ZAR" office:value="12306.3477460902" calcext:value-type="currency">
            <text:p>R 12,30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7500" calcext:value-type="currency">
            <text:p>R 7,50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5250" calcext:value-type="currency">
            <text:p>R 5,25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750" calcext:value-type="currency">
            <text:p>R 75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6000" calcext:value-type="currency">
            <text:p>R 6,00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2414.90340386385" calcext:value-type="currency">
            <text:p>R 2,415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344.986200551978" calcext:value-type="currency">
            <text:p>R 345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1695.03219871205" calcext:value-type="currency">
            <text:p>R 1,695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795.001533272002" calcext:value-type="currency">
            <text:p>R 795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0" table:formula="of:=SUM([.AL91:.AU91])" office:value-type="currency" office:currency="ZAR" office:value="2490.03373198405" calcext:value-type="currency">
            <text:p>R 2,49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18000" calcext:value-type="currency">
            <text:p>R 18,00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3" table:formula="of:=[.$Y$22]*[.L92]" office:value-type="currency" office:currency="ZAR" office:value="8279.66881324747" calcext:value-type="currency">
            <text:p>R 8,28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11720.3311867525" calcext:value-type="currency">
            <text:p>R 11,72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0" table:formula="of:=SUM([.AL92:.AU92])" office:value-type="currency" office:currency="ZAR" office:value="11720.3311867525" calcext:value-type="currency">
            <text:p>R 11,72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431000" calcext:value-type="currency">
            <text:p>R 431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1" table:formula="of:=[.B15]+1" office:value-type="float" office:value="2019" calcext:value-type="float">
            <text:p>2019</text:p>
          </table:table-cell>
          <table:table-cell table:style-name="ce31" table:formula="of:=[.C15]+1" office:value-type="float" office:value="2020" calcext:value-type="float">
            <text:p>2020</text:p>
          </table:table-cell>
          <table:table-cell table:style-name="ce31" table:formula="of:=[.D15]+1" office:value-type="float" office:value="2021" calcext:value-type="float">
            <text:p>2021</text:p>
          </table:table-cell>
          <table:table-cell table:style-name="ce31" table:formula="of:=[.E15]+1" office:value-type="float" office:value="2022" calcext:value-type="float">
            <text:p>2022</text:p>
          </table:table-cell>
          <table:table-cell table:style-name="ce31" table:formula="of:=[.F15]+1" office:value-type="float" office:value="2023" calcext:value-type="float">
            <text:p>2023</text:p>
          </table:table-cell>
          <table:table-cell table:style-name="ce31" table:formula="of:=[.G15]+1" office:value-type="float" office:value="2024" calcext:value-type="float">
            <text:p>2024</text:p>
          </table:table-cell>
          <table:table-cell table:style-name="ce31" table:formula="of:=[.H15]+1" office:value-type="float" office:value="2025" calcext:value-type="float">
            <text:p>2025</text:p>
          </table:table-cell>
          <table:table-cell table:style-name="ce31" table:formula="of:=[.I15]+1" office:value-type="float" office:value="2026" calcext:value-type="float">
            <text:p>2026</text:p>
          </table:table-cell>
          <table:table-cell table:style-name="ce31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2" office:value-type="string" calcext:value-type="string">
            <text:p>Proposed budget change real (%)</text:p>
          </table:table-cell>
          <table:table-cell table:number-columns-repeated="10" table:style-name="ce46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07" calcext:value-type="percentage">
            <text:p>7.00%</text:p>
          </table:table-cell>
          <table:table-cell table:style-name="ce19" table:formula="of:=[.C16]+['Current Financials'.$B$18]" office:value-type="percentage" office:value="0.07" calcext:value-type="percentage">
            <text:p>7.00%</text:p>
          </table:table-cell>
          <table:table-cell table:style-name="ce19" table:formula="of:=[.D16]+['Current Financials'.$B$18]" office:value-type="percentage" office:value="0.07" calcext:value-type="percentage">
            <text:p>7.00%</text:p>
          </table:table-cell>
          <table:table-cell table:style-name="ce19" table:formula="of:=[.E16]+['Current Financials'.$B$18]" office:value-type="percentage" office:value="0.07" calcext:value-type="percentage">
            <text:p>7.00%</text:p>
          </table:table-cell>
          <table:table-cell table:style-name="ce19" table:formula="of:=[.F16]+['Current Financials'.$B$18]" office:value-type="percentage" office:value="0.07" calcext:value-type="percentage">
            <text:p>7.00%</text:p>
          </table:table-cell>
          <table:table-cell table:style-name="ce19" table:formula="of:=[.G16]+['Current Financials'.$B$18]" office:value-type="percentage" office:value="0.07" calcext:value-type="percentage">
            <text:p>7.00%</text:p>
          </table:table-cell>
          <table:table-cell table:style-name="ce19" table:formula="of:=[.H16]+['Current Financials'.$B$18]" office:value-type="percentage" office:value="0.07" calcext:value-type="percentage">
            <text:p>7.00%</text:p>
          </table:table-cell>
          <table:table-cell table:style-name="ce19" table:formula="of:=[.I16]+['Current Financials'.$B$18]" office:value-type="percentage" office:value="0.07" calcext:value-type="percentage">
            <text:p>7.00%</text:p>
          </table:table-cell>
          <table:table-cell table:style-name="ce19" table:formula="of:=[.J16]+['Current Financials'.$B$18]" office:value-type="percentage" office:value="0.07" calcext:value-type="percentage">
            <text:p>7.00%</text:p>
          </table:table-cell>
          <table:table-cell table:style-name="ce19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600000" calcext:value-type="currency">
            <text:p>R 600,000</text:p>
          </table:table-cell>
          <table:table-cell table:style-name="ce33" table:formula="of:=[.B26]" office:value-type="currency" office:currency="ZAR" office:value="362977.25" calcext:value-type="currency">
            <text:p>R 362,977</text:p>
          </table:table-cell>
          <table:table-cell table:style-name="ce33" table:formula="of:=[.C26]" office:value-type="currency" office:currency="ZAR" office:value="353148.02" calcext:value-type="currency">
            <text:p>R 353,148</text:p>
          </table:table-cell>
          <table:table-cell table:style-name="ce33" table:formula="of:=[.D26]" office:value-type="currency" office:currency="ZAR" office:value="519831.043275" calcext:value-type="currency">
            <text:p>R 519,831</text:p>
          </table:table-cell>
          <table:table-cell table:style-name="ce33" table:formula="of:=[.E26]" office:value-type="currency" office:currency="ZAR" office:value="-189384.2046645" calcext:value-type="currency">
            <text:p>R-189,384</text:p>
          </table:table-cell>
          <table:table-cell table:style-name="ce33" table:formula="of:=[.F26]" office:value-type="currency" office:currency="ZAR" office:value="-394355.690498203" calcext:value-type="currency">
            <text:p>R-394,356</text:p>
          </table:table-cell>
          <table:table-cell table:style-name="ce33" table:formula="of:=[.G26]" office:value-type="currency" office:currency="ZAR" office:value="-413369.043416369" calcext:value-type="currency">
            <text:p>R-413,369</text:p>
          </table:table-cell>
          <table:table-cell table:style-name="ce33" table:formula="of:=[.H26]" office:value-type="currency" office:currency="ZAR" office:value="-194855.219117961" calcext:value-type="currency">
            <text:p>R-194,855</text:p>
          </table:table-cell>
          <table:table-cell table:style-name="ce33" table:formula="of:=[.I26]" office:value-type="currency" office:currency="ZAR" office:value="-58949.9871489385" calcext:value-type="currency">
            <text:p>R-58,950</text:p>
          </table:table-cell>
          <table:table-cell table:style-name="ce33" table:formula="of:=[.J26]" office:value-type="currency" office:currency="ZAR" office:value="-267968.575531075" calcext:value-type="currency">
            <text:p>R-267,969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800000" calcext:value-type="currency">
            <text:p>R 800,000</text:p>
          </table:table-cell>
          <table:table-cell table:style-name="ce33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33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33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33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33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33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33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33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33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30000" calcext:value-type="currency">
            <text:p>R 130,000</text:p>
          </table:table-cell>
          <table:table-cell table:style-name="ce33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3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3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3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3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3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3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3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3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7" table:formula="of:=['Current Financials'.B14]*(1+[.B17])" office:value-type="currency" office:currency="ZAR" office:value="970490" calcext:value-type="currency">
            <text:p>R 970,490</text:p>
          </table:table-cell>
          <table:table-cell table:style-name="ce47" table:formula="of:=[.B21]*(1+[.C17])" office:value-type="currency" office:currency="ZAR" office:value="1038424.3" calcext:value-type="currency">
            <text:p>R 1,038,424</text:p>
          </table:table-cell>
          <table:table-cell table:style-name="ce47" table:formula="of:=[.C21]*(1+[.D17])" office:value-type="currency" office:currency="ZAR" office:value="1111114.001" calcext:value-type="currency">
            <text:p>R 1,111,114</text:p>
          </table:table-cell>
          <table:table-cell table:style-name="ce47" table:formula="of:=[.D21]*(1+[.E17])" office:value-type="currency" office:currency="ZAR" office:value="1188891.98107" calcext:value-type="currency">
            <text:p>R 1,188,892</text:p>
          </table:table-cell>
          <table:table-cell table:style-name="ce47" table:formula="of:=[.E21]*(1+[.F17])" office:value-type="currency" office:currency="ZAR" office:value="1272114.4197449" calcext:value-type="currency">
            <text:p>R 1,272,114</text:p>
          </table:table-cell>
          <table:table-cell table:style-name="ce47" table:formula="of:=[.F21]*(1+[.G17])" office:value-type="currency" office:currency="ZAR" office:value="1361162.42912704" calcext:value-type="currency">
            <text:p>R 1,361,162</text:p>
          </table:table-cell>
          <table:table-cell table:style-name="ce47" table:formula="of:=[.G21]*(1+[.H17])" office:value-type="currency" office:currency="ZAR" office:value="1456443.79916594" calcext:value-type="currency">
            <text:p>R 1,456,444</text:p>
          </table:table-cell>
          <table:table-cell table:style-name="ce47" table:formula="of:=[.H21]*(1+[.I17])" office:value-type="currency" office:currency="ZAR" office:value="1558394.86510755" calcext:value-type="currency">
            <text:p>R 1,558,395</text:p>
          </table:table-cell>
          <table:table-cell table:style-name="ce47" table:formula="of:=[.I21]*(1+[.J17])" office:value-type="currency" office:currency="ZAR" office:value="1667482.50566508" calcext:value-type="currency">
            <text:p>R 1,667,483</text:p>
          </table:table-cell>
          <table:table-cell table:style-name="ce47" table:formula="of:=[.J21]*(1+[.K17])" office:value-type="currency" office:currency="ZAR" office:value="1784206.28106164" calcext:value-type="currency">
            <text:p>R 1,784,20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170490" calcext:value-type="currency">
            <text:p>R 170,490</text:p>
          </table:table-cell>
          <table:table-cell table:style-name="ce33" table:formula="of:=[.C21]-[.C19]" office:value-type="currency" office:currency="ZAR" office:value="182424.3" calcext:value-type="currency">
            <text:p>R 182,424</text:p>
          </table:table-cell>
          <table:table-cell table:style-name="ce33" table:formula="of:=[.D21]-[.D19]" office:value-type="currency" office:currency="ZAR" office:value="195194.001" calcext:value-type="currency">
            <text:p>R 195,194</text:p>
          </table:table-cell>
          <table:table-cell table:style-name="ce33" table:formula="of:=[.E21]-[.E19]" office:value-type="currency" office:currency="ZAR" office:value="208857.58107" calcext:value-type="currency">
            <text:p>R 208,858</text:p>
          </table:table-cell>
          <table:table-cell table:style-name="ce33" table:formula="of:=[.F21]-[.F19]" office:value-type="currency" office:currency="ZAR" office:value="223477.6117449" calcext:value-type="currency">
            <text:p>R 223,478</text:p>
          </table:table-cell>
          <table:table-cell table:style-name="ce33" table:formula="of:=[.G21]-[.G19]" office:value-type="currency" office:currency="ZAR" office:value="239121.044567043" calcext:value-type="currency">
            <text:p>R 239,121</text:p>
          </table:table-cell>
          <table:table-cell table:style-name="ce33" table:formula="of:=[.H21]-[.H19]" office:value-type="currency" office:currency="ZAR" office:value="255859.517686736" calcext:value-type="currency">
            <text:p>R 255,860</text:p>
          </table:table-cell>
          <table:table-cell table:style-name="ce33" table:formula="of:=[.I21]-[.I19]" office:value-type="currency" office:currency="ZAR" office:value="273769.683924812" calcext:value-type="currency">
            <text:p>R 273,770</text:p>
          </table:table-cell>
          <table:table-cell table:style-name="ce33" table:formula="of:=[.J21]-[.J19]" office:value-type="currency" office:currency="ZAR" office:value="292933.561799541" calcext:value-type="currency">
            <text:p>R 292,934</text:p>
          </table:table-cell>
          <table:table-cell table:style-name="ce33" table:formula="of:=[.K21]-[.K19]" office:value-type="currency" office:currency="ZAR" office:value="313438.911125517" calcext:value-type="currency">
            <text:p>R 313,439</text:p>
          </table:table-cell>
        </table:table-row>
        <table:table-row table:style-name="ro3">
          <table:table-cell table:style-name="ce43" office:value-type="string" calcext:value-type="string">
            <text:p>Additional months of fund contributions needed for current year</text:p>
          </table:table-cell>
          <table:table-cell table:style-name="ce48" table:formula="of:=IF([.B18]&gt;=[.B25];0;([.B25]-[.B18])/([.B22]/12))" office:value-type="float" office:value="0" calcext:value-type="float">
            <text:p>0.0</text:p>
          </table:table-cell>
          <table:table-cell table:style-name="ce48" table:formula="of:=IF([.C18]&gt;=[.C25];0;([.C25]-[.C18])/([.C22]/12))" office:value-type="float" office:value="0" calcext:value-type="float">
            <text:p>0.0</text:p>
          </table:table-cell>
          <table:table-cell table:style-name="ce48" table:formula="of:=IF([.D18]&gt;=[.D25];0;([.D25]-[.D18])/([.D22]/12))" office:value-type="float" office:value="0" calcext:value-type="float">
            <text:p>0.0</text:p>
          </table:table-cell>
          <table:table-cell table:style-name="ce48" table:formula="of:=IF([.E18]&gt;=[.E25];0;([.E25]-[.E18])/([.E22]/12))" office:value-type="float" office:value="23.3442212234848" calcext:value-type="float">
            <text:p>23.3</text:p>
          </table:table-cell>
          <table:table-cell table:style-name="ce48" table:formula="of:=IF([.F18]&gt;=[.F25];0;([.F25]-[.F18])/([.F22]/12))" office:value-type="float" office:value="32.4110718265688" calcext:value-type="float">
            <text:p>32.4</text:p>
          </table:table-cell>
          <table:table-cell table:style-name="ce48" table:formula="of:=IF([.G18]&gt;=[.G25];0;([.G25]-[.G18])/([.G22]/12))" office:value-type="float" office:value="31.7557738607044" calcext:value-type="float">
            <text:p>31.8</text:p>
          </table:table-cell>
          <table:table-cell table:style-name="ce48" table:formula="of:=IF([.H18]&gt;=[.H25];0;([.H25]-[.H18])/([.H22]/12))" office:value-type="float" office:value="20.4430932709462" calcext:value-type="float">
            <text:p>20.4</text:p>
          </table:table-cell>
          <table:table-cell table:style-name="ce48" table:formula="of:=IF([.I18]&gt;=[.I25];0;([.I25]-[.I18])/([.I22]/12))" office:value-type="float" office:value="14.3125840162289" calcext:value-type="float">
            <text:p>14.3</text:p>
          </table:table-cell>
          <table:table-cell table:style-name="ce48" table:formula="of:=IF([.J18]&gt;=[.J25];0;([.J25]-[.J18])/([.J22]/12))" office:value-type="float" office:value="22.6506724782458" calcext:value-type="float">
            <text:p>22.7</text:p>
          </table:table-cell>
          <table:table-cell table:style-name="ce48" table:formula="of:=IF([.K18]&gt;=[.K25];0;([.K25]-[.K18])/([.K22]/12))" office:value-type="float" office:value="69.7347985348263" calcext:value-type="float">
            <text:p>69.7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431000" calcext:value-type="currency">
            <text:p>R 431,000</text:p>
          </table:table-cell>
          <table:table-cell table:style-name="ce33" table:formula="of:=SUM(['Ten Year Plan'.H$16:'Ten Year Plan'.H$87])" office:value-type="currency" office:currency="ZAR" office:value="209720" calcext:value-type="currency">
            <text:p>R 209,720</text:p>
          </table:table-cell>
          <table:table-cell table:style-name="ce33" table:formula="of:=SUM(['Ten Year Plan'.I$16:'Ten Year Plan'.I$87])" office:value-type="currency" office:currency="ZAR" office:value="49803.15" calcext:value-type="currency">
            <text:p>R 49,803</text:p>
          </table:table-cell>
          <table:table-cell table:style-name="ce33" table:formula="of:=SUM(['Ten Year Plan'.J$16:'Ten Year Plan'.J$87])" office:value-type="currency" office:currency="ZAR" office:value="926132.508" calcext:value-type="currency">
            <text:p>R 926,133</text:p>
          </table:table-cell>
          <table:table-cell table:style-name="ce33" table:formula="of:=SUM(['Ten Year Plan'.K$16:'Ten Year Plan'.K$87])" office:value-type="currency" office:currency="ZAR" office:value="414211.53916" calcext:value-type="currency">
            <text:p>R 414,212</text:p>
          </table:table-cell>
          <table:table-cell table:style-name="ce33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33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3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3" table:formula="of:=SUM(['Ten Year Plan'.O$16:'Ten Year Plan'.O$87])" office:value-type="currency" office:currency="ZAR" office:value="493978.526701677" calcext:value-type="currency">
            <text:p>R 493,979</text:p>
          </table:table-cell>
          <table:table-cell table:style-name="ce33" table:formula="of:=SUM(['Ten Year Plan'.P$16:'Ten Year Plan'.P$87])" office:value-type="currency" office:currency="ZAR" office:value="1553498.03449503" calcext:value-type="currency">
            <text:p>R 1,553,49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0" table:formula="of:=[.B18]+[.B22]-[.B25]+(2*[.B18]+[.B22]-[.B25])/2*['Current Financials'.$B$19]" office:value-type="currency" office:currency="ZAR" office:value="362977.25" calcext:value-type="currency">
            <text:p>R 362,977</text:p>
          </table:table-cell>
          <table:table-cell table:style-name="ce50" table:formula="of:=[.C18]+[.C22]-[.C25]+(2*[.C18]+[.C22]-[.C25])/2*['Current Financials'.$B$19]" office:value-type="currency" office:currency="ZAR" office:value="353148.02" calcext:value-type="currency">
            <text:p>R 353,148</text:p>
          </table:table-cell>
          <table:table-cell table:style-name="ce50" table:formula="of:=[.D18]+[.D22]-[.D25]+(2*[.D18]+[.D22]-[.D25])/2*['Current Financials'.$B$19]" office:value-type="currency" office:currency="ZAR" office:value="519831.043275" calcext:value-type="currency">
            <text:p>R 519,831</text:p>
          </table:table-cell>
          <table:table-cell table:style-name="ce50" table:formula="of:=[.E18]+[.E22]-[.E25]+(2*[.E18]+[.E22]-[.E25])/2*['Current Financials'.$B$19]" office:value-type="currency" office:currency="ZAR" office:value="-189384.2046645" calcext:value-type="currency">
            <text:p>R-189,384</text:p>
          </table:table-cell>
          <table:table-cell table:style-name="ce50" table:formula="of:=[.F18]+[.F22]-[.F25]+(2*[.F18]+[.F22]-[.F25])/2*['Current Financials'.$B$19]" office:value-type="currency" office:currency="ZAR" office:value="-394355.690498203" calcext:value-type="currency">
            <text:p>R-394,356</text:p>
          </table:table-cell>
          <table:table-cell table:style-name="ce50" table:formula="of:=[.G18]+[.G22]-[.G25]+(2*[.G18]+[.G22]-[.G25])/2*['Current Financials'.$B$19]" office:value-type="currency" office:currency="ZAR" office:value="-413369.043416369" calcext:value-type="currency">
            <text:p>R-413,369</text:p>
          </table:table-cell>
          <table:table-cell table:style-name="ce50" table:formula="of:=[.H18]+[.H22]-[.H25]+(2*[.H18]+[.H22]-[.H25])/2*['Current Financials'.$B$19]" office:value-type="currency" office:currency="ZAR" office:value="-194855.219117961" calcext:value-type="currency">
            <text:p>R-194,855</text:p>
          </table:table-cell>
          <table:table-cell table:style-name="ce50" table:formula="of:=[.I18]+[.I22]-[.I25]+(2*[.I18]+[.I22]-[.I25])/2*['Current Financials'.$B$19]" office:value-type="currency" office:currency="ZAR" office:value="-58949.9871489385" calcext:value-type="currency">
            <text:p>R-58,950</text:p>
          </table:table-cell>
          <table:table-cell table:style-name="ce50" table:formula="of:=[.J18]+[.J22]-[.J25]+(2*[.J18]+[.J22]-[.J25])/2*['Current Financials'.$B$19]" office:value-type="currency" office:currency="ZAR" office:value="-267968.575531075" calcext:value-type="currency">
            <text:p>R-267,969</text:p>
          </table:table-cell>
          <table:table-cell table:style-name="ce50" table:formula="of:=[.K18]+[.K22]-[.K25]+(2*[.K18]+[.K22]-[.K25])/2*['Current Financials'.$B$19]" office:value-type="currency" office:currency="ZAR" office:value="-1552427.60576138" calcext:value-type="currency">
            <text:p>R-1,552,428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1" table:formula="of:=[.B26]/[.B19]*12" office:value-type="float" office:value="5.44465875" calcext:value-type="float">
            <text:p>5.4</text:p>
          </table:table-cell>
          <table:table-cell table:style-name="ce51" table:formula="of:=[.C26]/[.C19]*12" office:value-type="float" office:value="4.95067317757009" calcext:value-type="float">
            <text:p>5.0</text:p>
          </table:table-cell>
          <table:table-cell table:style-name="ce51" table:formula="of:=[.D26]/[.D19]*12" office:value-type="float" office:value="6.81060848032579" calcext:value-type="float">
            <text:p>6.8</text:p>
          </table:table-cell>
          <table:table-cell table:style-name="ce51" table:formula="of:=[.E26]/[.E19]*12" office:value-type="float" office:value="-2.31890886276441" calcext:value-type="float">
            <text:p>-2.3</text:p>
          </table:table-cell>
          <table:table-cell table:style-name="ce51" table:formula="of:=[.F26]/[.F19]*12" office:value-type="float" office:value="-4.51278102187162" calcext:value-type="float">
            <text:p>-4.5</text:p>
          </table:table-cell>
          <table:table-cell table:style-name="ce51" table:formula="of:=[.G26]/[.G19]*12" office:value-type="float" office:value="-4.42089622473383" calcext:value-type="float">
            <text:p>-4.4</text:p>
          </table:table-cell>
          <table:table-cell table:style-name="ce51" table:formula="of:=[.H26]/[.H19]*12" office:value-type="float" office:value="-1.94760390043974" calcext:value-type="float">
            <text:p>-1.9</text:p>
          </table:table-cell>
          <table:table-cell table:style-name="ce51" table:formula="of:=[.I26]/[.I19]*12" office:value-type="float" office:value="-0.550666339216523" calcext:value-type="float">
            <text:p>-0.6</text:p>
          </table:table-cell>
          <table:table-cell table:style-name="ce51" table:formula="of:=[.J26]/[.J19]*12" office:value-type="float" office:value="-2.33940226044614" calcext:value-type="float">
            <text:p>-2.3</text:p>
          </table:table-cell>
          <table:table-cell table:style-name="ce51" table:formula="of:=[.K26]/[.K19]*12" office:value-type="float" office:value="-12.6662663653911" calcext:value-type="float">
            <text:p>-12.7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2" table:formula="of:=IF([.B26]&lt;0; &quot;NOT OK!&quot;; IF([.B26]&gt;=[.B19]/4;&quot;&quot;;&quot;Low&quot;))">
            <text:p/>
          </table:table-cell>
          <table:table-cell table:style-name="ce52" table:formula="of:=IF([.C26]&lt;0; &quot;NOT OK!&quot;; IF([.C26]&gt;=[.C19]/4;&quot;&quot;;&quot;Low&quot;))">
            <text:p/>
          </table:table-cell>
          <table:table-cell table:style-name="ce52" table:formula="of:=IF([.D26]&lt;0; &quot;NOT OK!&quot;; IF([.D26]&gt;=[.D19]/4;&quot;&quot;;&quot;Low&quot;))">
            <text:p/>
          </table:table-cell>
          <table:table-cell table:style-name="ce5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4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5"/>
          <table:table-cell table:style-name="Default"/>
          <table:table-cell table:number-columns-repeated="9"/>
        </table:table-row>
        <table:table-row table:style-name="ro2">
          <table:table-cell table:style-name="ce4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8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3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4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4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5" office:value-type="string" calcext:value-type="string">
            <text:p>Budget Summary</text:p>
          </table:table-cell>
          <table:table-cell table:style-name="ce59"/>
        </table:table-row>
        <table:table-row table:style-name="ro3">
          <table:table-cell table:style-name="ce56" office:value-type="string" calcext:value-type="string">
            <text:p>Administrative budget</text:p>
          </table:table-cell>
          <table:table-cell table:style-name="ce60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56" office:value-type="string" calcext:value-type="string">
            <text:p>Reserve fund budget</text:p>
          </table:table-cell>
          <table:table-cell table:style-name="ce60" table:formula="of:=['Planning and Projections'.B22]" office:value-type="currency" office:currency="ZAR" office:value="170490" calcext:value-type="currency">
            <text:p>R 170,490</text:p>
          </table:table-cell>
        </table:table-row>
        <table:table-row table:style-name="ro3">
          <table:table-cell table:style-name="ce57" office:value-type="string" calcext:value-type="string">
            <text:p>Total budget</text:p>
          </table:table-cell>
          <table:table-cell table:style-name="ce60" table:formula="of:=['Planning and Projections'.B21]" office:value-type="currency" office:currency="ZAR" office:value="970490" calcext:value-type="currency">
            <text:p>R 970,490</text:p>
          </table:table-cell>
        </table:table-row>
        <table:table-row table:style-name="ro3">
          <table:table-cell table:style-name="ce57" office:value-type="string" calcext:value-type="string">
            <text:p>Reserve fund budget / Total budget</text:p>
          </table:table-cell>
          <table:table-cell table:style-name="ce61" table:formula="of:=[.B10]/[.B11]" office:value-type="percentage" office:value="0.175674143989119" calcext:value-type="percentage">
            <text:p>17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37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37"/>
        </table:table-row>
        <table:table-row table:style-name="ro2">
          <table:table-cell table:style-name="ce44" office:value-type="string" calcext:value-type="string">
            <text:p>Reserve Fund Summary</text:p>
          </table:table-cell>
          <table:table-cell table:style-name="ce37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04400" calcext:value-type="currency">
            <text:p>R 1,304,4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704400" calcext:value-type="currency">
            <text:p>R-704,4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6]-[.B17])/[.B17]" office:value-type="percentage" office:value="-0.540018399264029" calcext:value-type="percentage">
            <text:p>-54.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62977.25" calcext:value-type="currency">
            <text:p>R 362,977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3796.241274952" calcext:value-type="currency">
            <text:p>R 863,796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00818.991274952" calcext:value-type="currency">
            <text:p>R-500,819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1]-[.B22])/[.B22]" office:value-type="percentage" office:value="-0.579788342833895" calcext:value-type="percentage">
            <text:p>-58.0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1]-[.B16])/[.B16]" office:value-type="percentage" office:value="-0.395037916666667" calcext:value-type="percentage">
            <text:p>-39.5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2" table:formula="of:=['Planning and Projections'.B27]" office:value-type="float" office:value="5.44465875" calcext:value-type="float">
            <text:p>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2:33:31.437002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20T12:55:44.149838905</dc:date>
    <meta:editing-duration>PT23H5M25S</meta:editing-duration>
    <meta:editing-cycles>84</meta:editing-cycles>
    <meta:generator>LibreOffice/5.0.6.2$Linux_X86_64 LibreOffice_project/00$Build-2</meta:generator>
    <meta:document-statistic meta:table-count="6" meta:cell-count="4191" meta:object-count="0"/>
  </office:meta>
</office:document-meta>
</file>